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rsid="000a5ff5" officeooo:paragraph-rsid="000a5ff5"/>
    </style:style>
    <style:style style:name="P2" style:family="paragraph" style:parent-style-name="Standard">
      <style:text-properties officeooo:rsid="000b5d98" officeooo:paragraph-rsid="000b5d98"/>
    </style:style>
    <style:style style:name="P3" style:family="paragraph" style:parent-style-name="Standard">
      <style:text-properties officeooo:rsid="000be4bd" officeooo:paragraph-rsid="000be4bd"/>
    </style:style>
    <style:style style:name="P4" style:family="paragraph" style:parent-style-name="Standard">
      <style:text-properties officeooo:rsid="000c7d94" officeooo:paragraph-rsid="000c7d94"/>
    </style:style>
    <style:style style:name="T1" style:family="text">
      <style:text-properties officeooo:rsid="000be4bd"/>
    </style:style>
    <style:style style:name="T2" style:family="text">
      <style:text-properties officeooo:rsid="001167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st security systems are hard mounted and are fairly expensive. This project seeks to address both of these issues by creating a cheap system that can be temporarily mounted. </text:p>
      <text:p text:style-name="P1"/>
      <text:p text:style-name="P2">OVERVIEW OF HARDWARE</text:p>
      <text:p text:style-name="P2"/>
      <text:p text:style-name="P2">Arduino uno connected to a SR latch which <text:span text:style-name="T1">controls</text:span> the <text:span text:style-name="T1">relay, Ultrasonic sensor and relay connected to whatever the user wants, for the purpose of demonstration it is connected to a led. Piezoelectric buzzer for the alarm sound</text:span></text:p>
      <text:p text:style-name="P2"/>
      <text:p text:style-name="P3">DEMONSTRATION: SETTING DISTANCE</text:p>
      <text:p text:style-name="P3"/>
      <text:p text:style-name="P3">The distance is set by first accessing the web interface for the device and then clicking the “set distance” button. This will pulse the ultrasonic sensor 4 times and take an average of the measurements.</text:p>
      <text:p text:style-name="P3"/>
      <text:p text:style-name="P3">DEMONSTRATION: ALARM</text:p>
      <text:p text:style-name="P3"/>
      <text:p text:style-name="P3">if the device is in alarm mode, it will sound the piezoelectric buzzer whenever it detects 2 measurements outside the set threshold <text:span text:style-name="T2">as demonstrated in the serial monitor.</text:span></text:p>
      <text:p text:style-name="P3"/>
      <text:p text:style-name="P3">DEMONSTRATION: RELAY</text:p>
      <text:p text:style-name="P3"/>
      <text:p text:style-name="P3">the relay on the device can be triggered from the web interface. This acts a toggle switch between the latched and unlatched relay modes. </text:p>
      <text:p text:style-name="P3"/>
      <text:p text:style-name="P3">DEMONSTRATION: MOTION ACTIVATED RELAY</text:p>
      <text:p text:style-name="P3"/>
      <text:p text:style-name="P3">this setting works of the same measurements as the alarm but instead of sounding the alarm it will toggle the relay on for 60 seconds then turn it off. This works like motion detecting garden lights and will set the timer back to 60 every time it detects something.</text:p>
      <text:p text:style-name="P3"/>
      <text:p text:style-name="P4">DEMONSTRATION: MOUNTING LOCATIONS<text:tab/></text:p>
      <text:p text:style-name="P4"/>
      <text:p text:style-name="P4">since one of the criteria for the device was soft mounting, the device has no mounting hardware attached to it but due to the lightweight nature of the device, it can be attached using temporary solutions such as sticky tape or velpro. The device also functions just as well placed upon a pile of books or on the flo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ＭＳ 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ＭＳ 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20:10:51.347000000</meta:creation-date>
    <meta:generator>LibreOffice/6.0.4.2$Windows_X86_64 LibreOffice_project/9b0d9b32d5dcda91d2f1a96dc04c645c450872bf</meta:generator>
    <dc:date>2019-12-11T10:03:31.455000000</dc:date>
    <meta:editing-duration>PT58M19S</meta:editing-duration>
    <meta:editing-cycles>8</meta:editing-cycles>
    <meta:document-statistic meta:table-count="0" meta:image-count="0" meta:object-count="0" meta:page-count="1" meta:paragraph-count="13" meta:word-count="279" meta:character-count="1660" meta:non-whitespace-character-count="1391"/>
  </office:meta>
</office:document-meta>
</file>